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7.75cm" fo:min-width="13.5cm" fo:padding-top="0.175cm" fo:padding-bottom="0.175cm" fo:padding-left="0.3cm" fo:padding-right="0.3cm"/>
    </style:style>
    <style:style style:name="gr2" style:family="graphic" style:parent-style-name="measure" style:list-style-name="L2">
      <style:graphic-properties draw:stroke="none" draw:fill="none" fo:min-height="0.937cm"/>
    </style:style>
    <style:style style:name="gr3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000000" draw:fill-color="#ffff00" draw:textarea-horizontal-align="justify" draw:textarea-vertical-align="middle" draw:auto-grow-height="false" fo:min-height="0.174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stroke="dash" draw:stroke-dash="Highway"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7" style:family="graphic" style:parent-style-name="measure">
      <style:graphic-properties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cm" svg:height="8cm" svg:x="1.5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502cm" svg:height="1.187cm" svg:x="0.861cm" svg:y="5.494cm">
          <draw:text-box>
            <text:p/>
          </draw:text-box>
        </draw:frame>
        <draw:line draw:style-name="gr3" draw:text-style-name="P1" draw:layer="layout" svg:x1="1.5cm" svg:y1="3.6cm" svg:x2="15.5cm" svg:y2="3.6cm">
          <text:p/>
        </draw:line>
        <draw:custom-shape draw:style-name="gr4" draw:text-style-name="P3" draw:layer="layout" svg:width="0.6cm" svg:height="0.6cm" svg:x="8.6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.5cm" svg:y1="1.6cm" svg:x2="15.5cm" svg:y2="1.6cm">
          <text:p/>
        </draw:line>
        <draw:line draw:style-name="gr6" draw:text-style-name="P1" draw:layer="layout" svg:x1="1.5cm" svg:y1="6.6cm" svg:x2="15.5cm" svg:y2="6.6cm">
          <text:p/>
        </draw:line>
        <draw:line draw:style-name="gr5" draw:text-style-name="P1" draw:layer="layout" svg:x1="1.5cm" svg:y1="9.6cm" svg:x2="15.5cm" svg:y2="9.6cm">
          <text:p/>
        </draw:line>
        <draw:measure draw:style-name="gr7" draw:text-style-name="P5" draw:layer="measurelines" svg:x1="3.3cm" svg:y1="3.6cm" svg:x2="3.3cm" svg:y2="1.6cm">
          <text:p text:style-name="P4"><text:measure text:kind="gap"/><text:measure text:kind="value">2</text:measure>m</text:p>
        </draw:measure>
        <draw:measure draw:style-name="gr7" draw:text-style-name="P5" draw:layer="measurelines" svg:x1="3.3cm" svg:y1="6.6cm" svg:x2="3.3cm" svg:y2="3.6cm">
          <text:p text:style-name="P4"><text:measure text:kind="gap"/><text:measure text:kind="value">3</text:measure>m</text:p>
        </draw:measure>
        <draw:measure draw:style-name="gr7" draw:text-style-name="P5" draw:layer="measurelines" svg:x1="3.3cm" svg:y1="9.6cm" svg:x2="3.3cm" svg:y2="6.6cm">
          <text:p text:style-name="P4"><text:measure text:kind="gap"/><text:measure text:kind="value">3</text:measure>m</text:p>
        </draw:measure>
        <draw:line draw:style-name="gr8" draw:text-style-name="P1" draw:layer="layout" svg:x1="2.5cm" svg:y1="2.6cm" svg:x2="15.5cm" svg:y2="2.6cm">
          <text:p text:style-name="P5">Sidewalk path (y = 1)</text:p>
          <text:p text:style-name="P5"/>
        </draw:line>
        <draw:line draw:style-name="gr8" draw:text-style-name="P1" draw:layer="layout" svg:x1="2.5cm" svg:y1="5.1cm" svg:x2="15.5cm" svg:y2="5.1cm">
          <text:p text:style-name="P5">Carlane 1 (y = 1,5)</text:p>
          <text:p text:style-name="P5"/>
        </draw:line>
        <draw:line draw:style-name="gr8" draw:text-style-name="P1" draw:layer="layout" svg:x1="2.5cm" svg:y1="8.1cm" svg:x2="15.5cm" svg:y2="8.1cm">
          <text:p text:style-name="P5">Carlane 2 (y = 4,5)</text:p>
          <text:p text:style-name="P5"/>
        </draw:line>
        <draw:measure draw:style-name="gr7" draw:text-style-name="P5" draw:layer="measurelines" svg:x1="2.7cm" svg:y1="3.6cm" svg:x2="2.7cm" svg:y2="5.1cm">
          <text:p text:style-name="P4"><text:measure text:kind="gap"/><text:measure text:kind="value">1,5</text:measure>m</text:p>
        </draw:measure>
        <draw:measure draw:style-name="gr7" draw:text-style-name="P5" draw:layer="layout" svg:x1="2.7cm" svg:y1="6.601cm" svg:x2="2.7cm" svg:y2="8.101cm">
          <text:p text:style-name="P4"><text:measure text:kind="gap"/><text:measure text:kind="value">1,5</text:measure>m</text:p>
        </draw:measure>
        <draw:measure draw:style-name="gr7" draw:text-style-name="P5" draw:layer="measurelines" svg:x1="3.2cm" svg:y1="1.6cm" svg:x2="3.2cm" svg:y2="2.6cm">
          <text:p text:style-name="P4"><text:measure text:kind="gap"/><text:measure text:kind="value">1</text:measure>m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Highway" draw:style="rect" draw:dots1="1" draw:dots1-length="16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2:44:42.175000000</meta:creation-date>
    <dc:date>2017-10-30T15:41:54.406000000</dc:date>
    <meta:editing-duration>PT1H3M26S</meta:editing-duration>
    <meta:editing-cycles>9</meta:editing-cycles>
    <meta:generator>LibreOffice/5.1.2.2$Windows_x86 LibreOffice_project/d3bf12ecb743fc0d20e0be0c58ca359301eb705f</meta:generator>
    <meta:document-statistic meta:object-count="16"/>
  </office:meta>
</office:document-meta>
</file>